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5103" officeooo:paragraph-rsid="001c5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. Don’t forget to send dinn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Diethelm-Varela</meta:initial-creator>
    <meta:creation-date>2021-06-27T17:20:02.651902136</meta:creation-date>
    <dc:date>2021-06-27T17:20:31.467410335</dc:date>
    <dc:creator>Benjamin Diethelm-Varela</dc:creator>
    <meta:editing-duration>PT29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1" meta:word-count="7" meta:character-count="43" meta:non-whitespace-character-count="37"/>
  </office:meta>
</office:document-meta>
</file>